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7fa3" officeooo:paragraph-rsid="001c7fa3"/>
    </style:style>
    <style:style style:name="P2" style:family="paragraph" style:parent-style-name="Standard">
      <style:text-properties officeooo:rsid="001c7fa3" officeooo:paragraph-rsid="001c7fa3"/>
    </style:style>
    <style:style style:name="P3" style:family="paragraph" style:parent-style-name="Heading_20_2">
      <style:text-properties officeooo:rsid="001c7fa3" officeooo:paragraph-rsid="001c7fa3"/>
    </style:style>
    <style:style style:name="P4" style:family="paragraph" style:parent-style-name="Standard">
      <style:text-properties officeooo:rsid="001c7fa3" officeooo:paragraph-rsid="001c7fa3"/>
    </style:style>
    <style:style style:name="P5" style:family="paragraph" style:parent-style-name="Standard">
      <style:paragraph-properties fo:line-height="150%" fo:text-align="start" style:justify-single-word="false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line-height="150%" fo:text-align="start" style:justify-single-word="false"/>
      <style:text-properties style:font-name="Liberation Serif" fo:font-size="12pt" style:font-name-asian="Liberation Serif" style:font-size-asian="12pt" style:font-size-complex="12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Liberation Serif" fo:font-size="12pt" officeooo:paragraph-rsid="001dfa4c" style:font-name-asian="Liberation Serif" style:font-size-asian="12pt" style:font-size-complex="12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Liberation Serif" fo:font-size="12pt" officeooo:paragraph-rsid="001fa7cc" style:font-name-asian="Liberation Serif" style:font-size-asian="12pt" style:font-size-complex="12pt"/>
    </style:style>
    <style:style style:name="P10" style:family="paragraph" style:parent-style-name="Text_20_body">
      <style:paragraph-properties fo:line-height="150%" fo:text-align="start" style:justify-single-word="false"/>
      <style:text-properties officeooo:paragraph-rsid="001fa7cc"/>
    </style:style>
    <style:style style:name="P11" style:family="paragraph" style:parent-style-name="Text_20_body" style:list-style-name="L5">
      <style:paragraph-properties fo:line-height="150%" fo:text-align="start" style:justify-single-word="false"/>
      <style:text-properties officeooo:paragraph-rsid="001fa7cc"/>
    </style:style>
    <style:style style:name="P12" style:family="paragraph" style:parent-style-name="Text_20_body" style:list-style-name="L3"/>
    <style:style style:name="P13" style:family="paragraph" style:parent-style-name="Text_20_body">
      <style:paragraph-properties fo:line-height="100%"/>
    </style:style>
    <style:style style:name="P14" style:family="paragraph" style:parent-style-name="Text_20_body">
      <style:text-properties officeooo:paragraph-rsid="001fa7cc"/>
    </style:style>
    <style:style style:name="P15" style:family="paragraph" style:parent-style-name="Text_20_body" style:list-style-name="L7">
      <style:text-properties officeooo:paragraph-rsid="001fa7cc"/>
    </style:style>
    <style:style style:name="P16" style:family="paragraph" style:parent-style-name="Text_20_body">
      <style:paragraph-properties fo:line-height="150%" fo:text-align="start" style:justify-single-word="false" fo:padding="0.074cm" fo:border-left="none" fo:border-right="none" fo:border-top="none" fo:border-bottom="0.99pt solid #000000" style:join-border="false"/>
      <style:text-properties officeooo:paragraph-rsid="001dfa4c"/>
    </style:style>
    <style:style style:name="P17" style:family="paragraph" style:parent-style-name="Text_20_body">
      <style:paragraph-properties fo:margin-top="0cm" fo:margin-bottom="0cm" loext:contextual-spacing="false" fo:line-height="100%"/>
    </style:style>
    <style:style style:name="P18" style:family="paragraph" style:parent-style-name="Heading_20_2">
      <style:text-properties officeooo:rsid="001c7fa3" officeooo:paragraph-rsid="001c7fa3"/>
    </style:style>
    <style:style style:name="P19" style:family="paragraph" style:parent-style-name="Preformatted_20_Text">
      <style:paragraph-properties fo:line-height="150%" fo:text-align="start" style:justify-single-word="false"/>
      <style:text-properties officeooo:paragraph-rsid="001dfa4c"/>
    </style:style>
    <style:style style:name="P20" style:family="paragraph" style:parent-style-name="Preformatted_20_Text">
      <style:paragraph-properties fo:line-height="150%" fo:text-align="start" style:justify-single-word="false"/>
      <style:text-properties officeooo:paragraph-rsid="001fa7cc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.302cm" fo:margin-bottom="0.302cm" loext:contextual-spacing="false" fo:line-height="150%" fo:text-align="start" style:justify-single-word="false" fo:padding="0.074cm" fo:border-left="none" fo:border-right="none" fo:border-top="none" fo:border-bottom="0.99pt solid #000000" style:join-border="false"/>
      <style:text-properties officeooo:paragraph-rsid="001fa7cc"/>
    </style:style>
    <style:style style:name="T1" style:family="text">
      <style:text-properties fo:color="#df3434" style:font-weight-asian="bold"/>
    </style:style>
    <style:style style:name="T2" style:family="text">
      <style:text-properties officeooo:rsid="001dfa4c"/>
    </style:style>
    <style:style style:name="T3" style:family="text">
      <style:text-properties style:font-name="Liberation Serif" fo:font-size="12pt" style:font-name-asian="Liberation Serif" style:font-size-asian="12pt" style:font-size-complex="12pt"/>
    </style:style>
    <style:style style:name="T4" style:family="text">
      <style:text-properties style:font-name="Liberation Serif" fo:font-size="12pt" officeooo:rsid="001fa7cc" style:font-name-asian="Liberation Serif" style:font-size-asian="12pt" style:font-size-complex="12pt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ize="12pt" style:text-underline-style="none" style:font-size-asian="12pt" style:font-size-complex="12pt"/>
    </style:style>
    <style:style style:name="T7" style:family="text">
      <style:text-properties fo:color="#000000" style:font-name="Liberation Serif" fo:font-size="12pt" style:text-underline-style="none" style:font-name-asian="Liberation Serif" style:font-size-asian="12pt" style:font-size-complex="12pt"/>
    </style:style>
    <style:style style:name="T8" style:family="text">
      <style:text-properties fo:color="#ff3300"/>
    </style:style>
    <style:style style:name="T9" style:family="text">
      <style:text-properties fo:color="#ff3300" officeooo:rsid="001dfa4c"/>
    </style:style>
    <style:style style:name="T10" style:family="text">
      <style:text-properties fo:color="#ff3300" fo:font-size="12pt" style:font-size-asian="12pt" style:font-size-complex="12pt"/>
    </style:style>
    <style:style style:name="T11" style:family="text">
      <style:text-properties fo:color="#ff3300" fo:font-size="12pt" officeooo:rsid="001dfa4c" style:font-size-asian="12pt" style:font-size-complex="12pt"/>
    </style:style>
    <style:style style:name="T12" style:family="text">
      <style:text-properties fo:color="#ff3300" style:font-name="Liberation Serif" fo:font-size="12pt" style:font-name-asian="Liberation Serif" style:font-size-asian="12pt" style:font-size-complex="12pt"/>
    </style:style>
    <style:style style:name="T13" style:family="text">
      <style:text-properties fo:color="#ff3300" style:font-name="Liberation Serif" fo:font-size="12pt" officeooo:rsid="001dfa4c" style:font-name-asian="Liberation Serif" style:font-size-asian="12pt" style:font-size-complex="12pt"/>
    </style:style>
    <style:style style:name="T14" style:family="text">
      <style:text-properties fo:color="#ff3300" style:font-name="Liberation Serif" fo:font-size="12pt" officeooo:rsid="001fa7cc" style:font-name-asian="Liberation Serif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fa7cc" style:font-size-asian="12pt" style:font-size-complex="12pt"/>
    </style:style>
    <style:style style:name="T17" style:family="text">
      <style:text-properties officeooo:rsid="001fa7c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bullet-char="•">
        <style:list-level-properties text:space-before="0.748cm" text:min-label-width="0.499cm"/>
        <style:text-properties style:font-name="StarSymbol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1-github"/>1. GitHub</text:h>
      <text:h text:style-name="Heading_20_4" text:outline-level="4"><text:bookmark text:name="t1"/><text:bookmark text:name="httpsgithubcomplayerkkface-py-faster-rcnn"/><text:a xlink:type="simple" xlink:href="https://github.com/playerkk/face-py-faster-rcnn" office:target-frame-name="_blank" xlink:show="new" text:style-name="Internet_20_link" text:visited-style-name="Visited_20_Internet_20_Link">https://github.com/playerkk/face-py-faster-rcnn</text:a></text:h>
      <text:p text:style-name="P2"/>
      <text:p text:style-name="P2"/>
      <text:h text:style-name="P3" text:outline-level="2"><text:bookmark text:name="2-requirements"/>2. Requirements</text:h>
      <text:p text:style-name="P1"><text:span text:style-name="Source_20_Text">Requirements for caffe and pycaffe (see: Caffe installation instructions)</text:span></text:p>
      <text:p text:style-name="P2"/>
      <text:p text:style-name="P2">GTX 950M + ubuntu+cuda8.0+cudnn5.0</text:p>
      <text:p text:style-name="P2"/>
      <text:h text:style-name="P3" text:outline-level="2"><text:bookmark text:name="3-installation"/>3. Installation</text:h>
      <text:p text:style-name="P5"><text:span text:style-name="T13">#</text:span><text:span text:style-name="T12">Clone the face Faster R-CNN repository </text:span><text:span text:style-name="T3"><text:line-break/></text:span><text:a xlink:type="simple" xlink:href="http://lib.csdn.net/base/git" office:target-frame-name="_blank" xlink:show="new" text:style-name="Internet_20_link" text:visited-style-name="Visited_20_Internet_20_Link">Git</text:a><text:span text:style-name="T7"> clone –recursive </text:span><text:a xlink:type="simple" xlink:href="https://github.com/playerkk/face-py-faster-rcnn.git" office:target-frame-name="_blank" xlink:show="new" text:style-name="Internet_20_link" text:visited-style-name="Visited_20_Internet_20_Link">https://github.com/playerkk/face-py-faster-rcnn.git</text:a></text:p>
      <text:p text:style-name="P7"><text:span text:style-name="T9">#</text:span><text:span text:style-name="T8">Build the Cython modules </text:span><text:line-break/>cd $FRCN_ROOT/lib <text:line-break/>make</text:p>
      <text:p text:style-name="P9"><text:span text:style-name="T9">#Build Caffe and pycaffe</text:span> <text:line-break/>cd $FRCN_ROOT/caffe-fast-rcnn</text:p>
      <text:p text:style-name="P9"><text:span text:style-name="T9">#cd python find requirement.txt</text:span></text:p>
      <text:p text:style-name="P8"><text:span text:style-name="T2">for req in $(cat requirements.txt); do pip install $req; done</text:span></text:p>
      <text:p text:style-name="P19"><text:span text:style-name="Source_20_Text"><text:span text:style-name="T3">cp Makefile.config.example Makefile.config</text:span></text:span></text:p>
      <text:p text:style-name="P20"><text:span text:style-name="Source_20_Text"><text:span text:style-name="T13">#(自定义：</text:span></text:span><text:span text:style-name="Source_20_Text"><text:span text:style-name="T12">USE_CUDNN := 1 </text:span></text:span><text:span text:style-name="Source_20_Text"><text:span text:style-name="T13">USE_OPENCV := 1 </text:span></text:span><text:span text:style-name="Source_20_Text"><text:span text:style-name="T14">WITH_PYTHON_LAYER := 1 USE_PKG_CONFIG := 1</text:span></text:span><text:span text:style-name="Source_20_Text"><text:span text:style-name="T13">)</text:span></text:span></text:p>
      <text:p text:style-name="P19"><text:span text:style-name="Source_20_Text"><text:span text:style-name="T13">INCLUDE_DIRS := $(PYTHON_INCLUDE) /usr/local/include /usr/include/hdf5/serial</text:span></text:span></text:p>
      <text:p text:style-name="P22"><text:span text:style-name="Source_20_Text"><text:span text:style-name="T13">LIBRARY_DIRS := $(PYTHON_LIB) /usr/local/lib /usr/lib /usr/lib/x86_64-linux-gnu/hdf5/serial /usr/local/share/OpenCV/3rdparty/lib/</text:span></text:span></text:p>
      <text:p text:style-name="P22"><text:span text:style-name="Source_20_Text"><text:span text:style-name="T3">pip install <text:s/>easydict</text:span></text:span></text:p>
      <text:p text:style-name="P10"><text:span text:style-name="Source_20_Text"><text:span text:style-name="T14"># cudnn4.0-&gt;5.0</text:span></text:span></text:p>
      <text:list xml:id="list5841272198093190393" text:style-name="L5">
        <text:list-item>
          <text:p text:style-name="P11"><text:span text:style-name="Source_20_Text"><text:span text:style-name="T4">用最新caffe源码的以下文件替换掉faster rcnn 的对应文件 </text:span></text:span></text:p>
        </text:list-item>
      </text:list>
      <text:p text:style-name="P17">include/caffe/layers/cudnn_relu_layer.hpp, src/caffe/layers/cudnn_relu_layer.cpp, src/caffe/layers/cudnn_relu_layer.cu</text:p>
      <text:p text:style-name="P13">include/caffe/layers/cudnn_sigmoid_layer.hpp, src/caffe/layers/cudnn_sigmoid_layer.cpp, src/caffe/layers/cudnn_sigmoid_layer.cu</text:p>
      <text:p text:style-name="Text_20_body"><text:soft-page-break/>include/caffe/layers/cudnn_tanh_layer.hpp, src/caffe/layers/cudnn_tanh_layer.cpp, src/caffe/layers/cudnn_tanh_layer.cu</text:p>
      <text:list xml:id="list1088812977167882401" text:style-name="L3">
        <text:list-item>
          <text:p text:style-name="P12">用caffe源码中的这个文件替换掉faster rcnn 对应文件 </text:p>
        </text:list-item>
      </text:list>
      <text:p text:style-name="P14">include/caffe/util/cudnn.hpp</text:p>
      <text:list xml:id="list8305395130482738445" text:style-name="L7">
        <text:list-item>
          <text:p text:style-name="P15">将 faster rcnn 中的 src/caffe/layers/cudnn_conv_layer.cu 文件中的所有 </text:p>
        </text:list-item>
      </text:list>
      <text:p text:style-name="Text_20_body">cudnnConvolutionBackwardData_v3 函数名替换为 cudnnConvolutionBackwardData<text:line-break/>cudnnConvolutionBackwardFilter_v3函数名替换为 cudnnConvolutionBackwardFilter</text:p>
      <text:p text:style-name="P20"><text:span text:style-name="Source_20_Text"><text:span text:style-name="T4"/></text:span></text:p>
      <text:p text:style-name="P16"><text:span text:style-name="T3">make -j8 &amp;&amp; make pycaffe</text:span></text:p>
      <text:p text:style-name="Text_20_body"><text:span text:style-name="T4"/></text:p>
      <text:p text:style-name="Text_20_body"><text:span text:style-name="T3">下载预先训练好的VGG模型 </text:span><text:line-break/>A pre-trained face detection model trained on the WIDER training set is available here. <text:line-break/><text:a xlink:type="simple" xlink:href="http://supermoe.cs.umass.edu/%7Ehzjiang/data/vgg16_faster_rcnn_iter_80000.caffemodel" office:target-frame-name="_blank" xlink:show="new" text:style-name="Internet_20_link" text:visited-style-name="Visited_20_Internet_20_Link">http://supermoe.cs.umass.edu/%7Ehzjiang/data/vgg16_faster_rcnn_iter_80000.caffemodel</text:a> <text:line-break/>放置目录： <text:line-break/>$FRCN_ROOT/output/faster_rcnn_end2end/train/vgg16_faster_rcnn_iter_80000.caffemodel</text:p>
      <text:list xml:id="list6486415381524018900" text:style-name="L1">
        <text:list-item>
          <text:p text:style-name="P6">下载<text:a xlink:type="simple" xlink:href="http://lib.csdn.net/base/softwaretest" office:target-frame-name="_blank" xlink:show="new" text:style-name="Internet_20_link" text:visited-style-name="Visited_20_Internet_20_Link"><text:span text:style-name="T1">测试</text:span></text:a>数据 <text:line-break/><text:a xlink:type="simple" xlink:href="http://vis-www.cs.umass.edu/fddb/index.html" office:target-frame-name="_blank" xlink:show="new" text:style-name="Internet_20_link" text:visited-style-name="Visited_20_Internet_20_Link">http://vis-www.cs.umass.edu/fddb/index.html</text:a> 下载FDDB<text:a xlink:type="simple" xlink:href="http://lib.csdn.net/base/mysql" office:target-frame-name="_blank" xlink:show="new" text:style-name="Internet_20_link" text:visited-style-name="Visited_20_Internet_20_Link"><text:span text:style-name="T1">数据库</text:span></text:a>放入$FRCN_ROOT/data目录： <text:line-break/>包括: <text:line-break/>FDDB <text:line-break/>FDDB/FDDB-folds <text:line-break/>FDDB/originalPic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31:14.873063713</meta:creation-date>
    <dc:date>2017-07-26T15:56:15.241578983</dc:date>
    <meta:editing-duration>PT11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238" meta:character-count="1964" meta:non-whitespace-character-count="1829"/>
  </office:meta>
</office:document-meta>
</file>